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entium Book Basic" svg:font-family="'Gentium Book Basic'"/>
    <style:font-face style:name="Lucidasans1" svg:font-family="Lucidasans"/>
    <style:font-face style:name="MgOpen Cosmetica" svg:font-family="'MgOpen Cosmetica'"/>
    <style:font-face style:name="MgOpen Moderna" svg:font-family="'MgOpen Moderna'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Management Standard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entium Book Basic" svg:font-family="'Gentium Book Basic'"/>
    <style:font-face style:name="Lucidasans1" svg:font-family="Lucidasans"/>
    <style:font-face style:name="MgOpen Cosmetica" svg:font-family="'MgOpen Cosmetica'"/>
    <style:font-face style:name="MgOpen Moderna" svg:font-family="'MgOpen Moderna'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ntium Book Basic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MgOpen Cosm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MgOpen Moderna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MgOpen Moderna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ich Sezov</meta:initial-creator>
    <meta:creation-date>2008-04-22T18:32:34</meta:creation-date>
    <dc:creator>Rich Sezov</dc:creator>
    <dc:date>2008-04-22T18:33:08</dc:date>
    <meta:editing-cycles>1</meta:editing-cycles>
    <meta:editing-duration>PT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28"/>
  </office:meta>
</office:document-meta>
</file>